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/>
    </style:style>
    <style:style style:name="P5" style:family="paragraph" style:parent-style-name="Heading">
      <style:text-properties fo:font-size="8pt" style:font-size-asian="8pt" style:font-size-complex="8pt"/>
    </style:style>
    <style:style style:name="P6" style:family="paragraph" style:parent-style-name="Heading">
      <style:paragraph-properties fo:text-align="start" style:justify-single-word="false"/>
      <style:text-properties fo:font-size="14pt" fo:font-weight="normal" style:font-size-asian="14pt" style:font-weight-asian="normal" style:font-size-complex="14pt"/>
    </style:style>
    <style:style style:name="P7" style:family="paragraph" style:parent-style-name="Heading">
      <style:paragraph-properties fo:text-align="justify" style:justify-single-word="false"/>
      <style:text-properties fo:font-size="14pt" fo:font-weight="normal" style:font-size-asian="14pt" style:font-weight-asian="normal" style:font-size-complex="14pt"/>
    </style:style>
    <style:style style:name="P8" style:family="paragraph" style:parent-style-name="Heading">
      <style:paragraph-properties fo:text-align="start" style:justify-single-word="false"/>
      <style:text-properties fo:font-size="12pt" fo:font-weight="normal" style:font-size-asian="12pt" style:font-weight-asian="normal" style:font-size-complex="12pt"/>
    </style:style>
    <style:style style:name="P9" style:family="paragraph" style:parent-style-name="Heading">
      <style:text-properties fo:font-size="9pt" fo:font-weight="normal" style:font-size-asian="9pt" style:font-weight-asian="normal" style:font-size-complex="9pt"/>
    </style:style>
    <style:style style:name="P10" style:family="paragraph" style:parent-style-name="Heading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/>
    </style:style>
    <style:style style:name="P11" style:family="paragraph" style:parent-style-name="Heading">
      <style:paragraph-properties fo:margin-left="0cm" fo:margin-right="0cm" fo:line-height="200%" fo:text-indent="0cm" style:auto-text-indent="false"/>
    </style:style>
    <style:style style:name="P12" style:family="paragraph" style:parent-style-name="Heading">
      <style:paragraph-properties fo:margin-left="0cm" fo:margin-right="0cm" fo:line-height="150%" fo:text-indent="0cm" style:auto-text-indent="false"/>
      <style:text-properties fo:text-transform="uppercase" fo:font-size="16pt" style:font-size-asian="16pt" style:font-size-complex="16pt"/>
    </style:style>
    <style:style style:name="P13" style:family="paragraph" style:parent-style-name="Heading">
      <style:paragraph-properties fo:text-align="start" style:justify-single-word="false" fo:break-before="page"/>
    </style:style>
    <style:style style:name="P14" style:family="paragraph" style:parent-style-name="Heading" style:master-page-name="Standard">
      <style:paragraph-properties fo:margin-left="0cm" fo:margin-right="0cm" fo:line-height="150%" fo:text-indent="0cm" style:auto-text-indent="false" style:page-number="auto"/>
      <style:text-properties fo:font-size="14pt" fo:font-weight="normal" style:font-size-asian="14pt" style:font-weight-asian="normal" style:font-size-complex="14pt"/>
    </style:style>
    <style:style style:name="P15" style:family="paragraph" style:parent-style-name="Heading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/>
    </style:style>
    <style:style style:name="P16" style:family="paragraph" style:parent-style-name="Heading">
      <style:text-properties fo:font-size="9pt" fo:font-weight="normal" style:font-size-asian="9pt" style:font-weight-asian="normal" style:font-size-complex="9pt"/>
    </style:style>
    <style:style style:name="P17" style:family="paragraph" style:parent-style-name="Heading">
      <style:paragraph-properties fo:text-align="start" style:justify-single-word="false"/>
      <style:text-properties fo:font-size="14pt" fo:font-weight="normal" style:font-size-asian="14pt" style:font-weight-asian="normal" style:font-size-complex="14pt"/>
    </style:style>
    <style:style style:name="P18" style:family="paragraph" style:parent-style-name="Heading">
      <style:paragraph-properties fo:text-align="justify" style:justify-single-word="false"/>
      <style:text-properties fo:font-size="12pt" fo:font-weight="normal" style:font-size-asian="12pt" style:font-weight-asian="normal" style:font-size-complex="12pt"/>
    </style:style>
    <style:style style:name="T1" style:family="text">
      <style:text-properties fo:font-size="14pt" fo:font-weight="normal" style:font-size-asian="14pt" style:font-weight-asian="normal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text-transform="uppercase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10">федеральное государственное бюджетное образовательное учреждение</text:p>
      <text:p text:style-name="P10">высшего профессионального образования</text:p>
      <text:p text:style-name="P1"><text:span text:style-name="T3">«</text:span><text:span text:style-name="T2">Санкт-Петербургский государственный политехнический университет»</text:span></text:p>
      <text:p text:style-name="P11"><text:span text:style-name="T2">Факультет переподготовки специалистов</text:span> </text:p>
      <text:p text:style-name="P12">Отзыв</text:p>
      <text:p text:style-name="P2">на {{on_work_type}}</text:p>
      <text:p text:style-name="P3">{{of_student_full_name}}</text:p>
      <text:p text:style-name="P9">(фамилия, имя, отчество студента)</text:p>
      <text:p text:style-name="P5"/>
      <text:p text:style-name="P6">Тема работы: {{theme}}</text:p>
      <text:p text:style-name="P8"/>
      <text:p text:style-name="P6">Характеристика работы (актуальность выбранной темы, анализ содержания и полученных результатов):______________________________________________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 </text:p>
      <text:p text:style-name="P6">________________________________________________________________________________________________________________________________________ </text:p>
      <text:p text:style-name="P6">____________________________________________________________________</text:p>
      <text:p text:style-name="P7">Положительные стороны проекта:</text:p>
      <text:p text:style-name="P6">________________________________________________________________________________________________________________________________________ </text:p>
      <text:p text:style-name="P6">____________________________________________________________________________________________________________________________________________________________________________________________________________</text:p>
      <text:p text:style-name="P6">____________________________________________________________________</text:p>
      <text:p text:style-name="P8">___________________</text:p>
      <text:p text:style-name="P18">В отзыве следует указать задачи, поставленные перед студентом, как он справился с их решением; в какой мере проявлены самостоятельность и инициатива в работе; какова теоретическая подготовка и навыки выпускника; результаты <text:s/>работы, их теоретическая и практическая ценность.</text:p>
      <text:p text:style-name="P13"><text:span text:style-name="T1">Недостатки и замечания по работ</text:span><text:span text:style-name="T1">е студента:</text:span>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"/>
      <text:p text:style-name="P6">Характеристика защищающегося (личные качества) _______________________</text:p>
      <text:p text:style-name="P6">____________________________________________________________________</text:p>
      <text:p text:style-name="P6">____________________________________________________________________________________________________________________________________________________________________________________________________________</text:p>
      <text:p text:style-name="P6">____________________________________________________________________</text:p>
      <text:p text:style-name="P6"/>
      <text:p text:style-name="P6">Оценка оформления работы: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"/>
      <text:p text:style-name="P6">Общая оценка работы, рекомендации: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"/>
      <text:p text:style-name="P6">Руководитель работы:</text:p>
      <text:p text:style-name="P4">{{teacher_full_name}}</text:p>
      <text:p text:style-name="P9">(фамилия, имя, отчество)</text:p>
      <text:p text:style-name="P6">{{teacher.position}}</text:p>
      <text:p text:style-name="P9">(должность, место работы, уч. степень, звание)</text:p>
      <text:p text:style-name="P9"/>
      <text:p text:style-name="P6">Подпись руководителя: _________________________________</text:p>
      <text:p text:style-name="P6"/>
      <text:p text:style-name="P6"/>
      <text:p text:style-name="P6">«_______» ____________ 20___ г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.076cm" fo:text-align="center" style:justify-single-word="false" fo:text-indent="0cm" style:auto-text-indent="false"/>
      <style:text-properties fo:font-size="18pt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_20_body_20_indent" style:display-name="Text body indent" style:family="paragraph" style:parent-style-name="Standard" style:class="text">
      <style:paragraph-properties fo:line-height="150%"/>
      <style:text-properties fo:font-size="14pt" style:font-size-asian="14pt" style:font-size-complex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агентство по образованию</dc:title>
    <meta:initial-creator>NataliaL</meta:initial-creator>
    <meta:creation-date>2010-05-04T16:02:00</meta:creation-date>
    <dc:creator>sa </dc:creator>
    <dc:date>2012-04-16T12:09:56</dc:date>
    <meta:print-date>2010-05-04T16:16:00</meta:print-date>
    <meta:editing-cycles>18</meta:editing-cycles>
    <meta:editing-duration>PT24M57S</meta:editing-duration>
    <meta:generator>LibreOffice/3.4$Linux LibreOffice_project/340m1$Build-402</meta:generator>
    <meta:document-statistic meta:table-count="0" meta:image-count="0" meta:object-count="0" meta:page-count="2" meta:paragraph-count="37" meta:word-count="132" meta:character-count="3935" meta:non-whitespace-character-count="3834"/>
    <meta:user-defined meta:name="Поле 1"/>
    <meta:user-defined meta:name="Поле 2"/>
    <meta:user-defined meta:name="Поле 3"/>
    <meta:user-defined meta:name="Поле 4"/>
  </office:meta>
</office:document-meta>
</file>